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9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0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6d" draw:textarea-horizontal-align="left" draw:auto-grow-height="true" draw:auto-grow-width="false" fo:min-height="4.407cm" fo:min-width="0cm"/>
      <style:paragraph-properties style:writing-mode="lr-tb"/>
    </style:style>
    <style:style style:name="gr1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287cm"/>
    </style:style>
    <style:style style:name="gr13" style:family="graphic" style:parent-style-name="objectwithoutfill">
      <style:graphic-properties draw:marker-end="Arrowheads_20_3" draw:marker-end-width="0.3cm" draw:fill="none" loext:fill-use-slide-background="false" draw:textarea-vertical-align="middle"/>
    </style:style>
    <style:style style:name="gr1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1.234cm"/>
      <style:paragraph-properties style:writing-mode="lr-tb"/>
    </style:style>
    <style:style style:name="gr15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0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3.139cm"/>
      <style:paragraph-properties style:writing-mode="lr-tb"/>
    </style:style>
    <style:style style:name="gr18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05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158466" svg:stroke-linecap="butt" draw:textarea-horizontal-align="justify" draw:textarea-vertical-align="top" draw:auto-grow-height="false" fo:min-height="5.827cm" fo:min-width="12.523cm"/>
      <style:paragraph-properties style:writing-mode="lr-tb"/>
    </style:style>
    <style:style style:name="gr2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51cm" fo:min-width="3.858cm"/>
    </style:style>
    <style:style style:name="gr2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8cm" fo:min-width="1.403cm"/>
      <style:paragraph-properties style:writing-mode="lr-tb"/>
    </style:style>
    <style:style style:name="gr22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89cm" fo:min-width="1.28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7cm" fo:min-width="3.493cm"/>
      <style:paragraph-properties style:writing-mode="lr-tb"/>
    </style:style>
    <style:style style:name="gr24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9cm" fo:min-width="1.283cm"/>
      <style:paragraph-properties style:writing-mode="lr-tb"/>
    </style:style>
    <style:style style:name="gr25" style:family="graphic" style:parent-style-name="standard">
      <style:graphic-properties svg:stroke-color="#729fcf" draw:textarea-horizontal-align="justify" draw:textarea-vertical-align="middle" draw:auto-grow-height="false" fo:min-height="1.284cm" fo:min-width="5.44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top" draw:auto-grow-height="false" fo:min-height="3.353cm" fo:min-width="10.97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ffff6d" draw:auto-grow-height="true" draw:auto-grow-width="false" fo:max-height="0cm" fo:min-height="2.31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93cm" fo:min-width="9.623cm"/>
      <style:paragraph-properties style:writing-mode="lr-tb"/>
    </style:style>
    <style:style style:name="gr29" style:family="graphic" style:parent-style-name="standard">
      <style:graphic-properties draw:marker-end="Arrowheads_20_3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text-properties style:font-name="DejaVu Sans" fo:font-size="14pt"/>
    </style:style>
    <style:style style:name="P8" style:family="paragraph">
      <loext:graphic-properties draw:fill="solid" draw:fill-color="#ffff6d"/>
      <style:paragraph-properties style:writing-mode="lr-tb"/>
      <style:text-properties style:font-name="DejaVu Sans" fo:font-size="14pt" fo:background-color="transparent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 style:writing-mode="lr-tb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"/>
    </style:style>
    <style:style style:name="P14" style:family="paragraph">
      <loext:graphic-properties draw:fill="solid" draw:fill-color="#ffff6d"/>
      <style:paragraph-properties fo:margin-left="0cm" fo:margin-right="0cm" fo:margin-top="0cm" fo:margin-bottom="0cm" fo:line-height="100%" fo:text-align="start" fo:text-indent="0cm" style:writing-mode="lr-tb"/>
      <style:text-properties style:font-name="DejaVu Sans" fo:font-size="14pt"/>
    </style:style>
    <style:style style:name="P15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style:font-name="DejaVu Sans" fo:font-size="14pt" style:font-name-asian="DejaVu Sans" style:font-size-asian="14pt" style:font-size-complex="14pt"/>
    </style:style>
    <style:style style:name="T3" style:family="text">
      <style:text-properties fo:font-size="14pt" style:font-name-asian="DejaVu San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12.654cm" svg:height="1.75cm" svg:x="14.224cm" svg:y="1.091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94cm" svg:y1="5.986cm" svg:x2="17.474cm" svg:y2="7.205cm">
          <text:p/>
        </draw:line>
        <draw:line draw:style-name="gr7" draw:text-style-name="P5" draw:layer="layout" svg:x1="23.9cm" svg:y1="6.004cm" svg:x2="23.88cm" svg:y2="7.223cm">
          <text:p/>
        </draw:line>
        <draw:custom-shape draw:style-name="gr8" draw:text-style-name="P4" draw:layer="layout" svg:width="5.616cm" svg:height="1.552cm" svg:x="14.723cm" svg:y="7.186cm">
          <text:p text:style-name="P6">rollInAxisGroup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616cm" svg:height="1.552cm" svg:x="21.041cm" svg:y="7.223cm">
          <text:p text:style-name="P6">rollOutAxisGroup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488cm" svg:y1="8.738cm" svg:x2="19.488cm" svg:y2="9.624cm">
          <text:p/>
        </draw:line>
        <draw:line draw:style-name="gr7" draw:text-style-name="P5" draw:layer="layout" svg:x1="22.019cm" svg:y1="8.627cm" svg:x2="22.02cm" svg:y2="9.624cm">
          <text:p/>
        </draw:line>
        <draw:custom-shape draw:style-name="gr10" draw:text-style-name="P6" draw:layer="layout" svg:width="5.616cm" svg:height="1.552cm" svg:x="17.679cm" svg:y="9.624cm">
          <text:p text:style-name="P6">hmiCf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99cm" svg:y1="5.652cm" svg:x2="5.967cm" svg:y2="7.989cm">
          <text:p/>
        </draw:line>
        <draw:line draw:style-name="gr7" draw:text-style-name="P5" draw:layer="layout" svg:x1="10.272cm" svg:y1="8.719cm" svg:x2="14.147cm" svg:y2="8.701cm">
          <text:p/>
        </draw:line>
        <draw:frame draw:style-name="gr11" draw:text-style-name="P8" draw:layer="layout" svg:width="9.883cm" svg:height="4.657cm" svg:x="4.083cm" svg:y="9.827cm">
          <draw:text-box>
            <text:p text:style-name="P7"><text:span text:style-name="T1">BuildAxisGroups():</text:span></text:p>
            <text:p text:style-name="P7"><text:span text:style-name="T1">將 </text:span><text:span text:style-name="T1">hmiConfigState </text:span><text:span text:style-name="T1">資料轉成</text:span></text:p>
            <text:p text:style-name="P7"><text:span text:style-name="T1">樹狀結構：準備區附屬於</text:span></text:p>
            <text:p text:style-name="P7"><text:span text:style-name="T1">機臺下，機臺附屬於</text:span></text:p>
            <text:p text:style-name="P7"><text:span text:style-name="T1">捲取段 </text:span><text:span text:style-name="T1">rollInAxisGroups </text:span><text:span text:style-name="T1">或</text:span></text:p>
            <text:p text:style-name="P7"><text:span text:style-name="T1">給線段 </text:span><text:span text:style-name="T1">rollOutAxisGroups</text:span></text:p>
          </draw:text-box>
        </draw:frame>
        <draw:g>
          <draw:custom-shape draw:style-name="gr12" draw:text-style-name="P9" draw:layer="layout" svg:width="3.787cm" svg:height="3.583cm" svg:x="0.241cm" svg:y="6.07cm">
            <text:p/>
            <draw:enhanced-geometry svg:viewBox="0 0 21600 21600" draw:type="rectangle" draw:enhanced-path="M 0 0 L 21600 0 21600 21600 0 21600 0 0 Z N"/>
          </draw:custom-shape>
          <draw:g>
            <draw:line draw:style-name="gr13" draw:text-style-name="P5" draw:layer="layout" svg:x1="0.563cm" svg:y1="6.245cm" svg:x2="2.042cm" svg:y2="6.245cm">
              <text:p/>
            </draw:line>
            <draw:frame draw:style-name="gr14" draw:text-style-name="P10" draw:layer="layout" svg:width="1.734cm" svg:height="0.962cm" svg:x="0.35cm" svg:y="6.333cm">
              <draw:text-box>
                <text:p>data</text:p>
              </draw:text-box>
            </draw:frame>
            <draw:custom-shape draw:style-name="gr15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0" draw:layer="layout" svg:width="3.469cm" svg:height="0.962cm" svg:x="0.317cm" svg:y="8.865cm">
              <draw:text-box>
                <text:p>variable</text:p>
              </draw:text-box>
            </draw:frame>
            <draw:custom-shape draw:style-name="gr15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0" draw:layer="layout" svg:width="3.639cm" svg:height="0.962cm" svg:x="0.317cm" svg:y="7.471cm">
              <draw:text-box>
                <text:p>ReactState</text:p>
              </draw:text-box>
            </draw:frame>
            <draw:custom-shape draw:style-name="gr18" draw:text-style-name="P11" draw:layer="layout" svg:width="1.55cm" svg:height="0.312cm" svg:x="0.492cm" svg:y="8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13.005cm" svg:height="1.75cm" svg:x="12.709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2" draw:layer="layout" svg:width="13.023cm" svg:height="6.077cm" svg:x="12.783cm" svg:y="2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9" draw:layer="layout" svg:width="4.358cm" svg:height="3.901cm" svg:x="1.736cm" svg:y="7.708cm">
            <text:p/>
            <draw:enhanced-geometry svg:viewBox="0 0 21600 21600" draw:type="rectangle" draw:enhanced-path="M 0 0 L 21600 0 21600 21600 0 21600 0 0 Z N"/>
          </draw:custom-shape>
          <draw:g>
            <draw:line draw:style-name="gr13" draw:text-style-name="P5" draw:layer="layout" svg:x1="2.106cm" svg:y1="7.898cm" svg:x2="3.808cm" svg:y2="7.898cm">
              <text:p/>
            </draw:line>
            <draw:frame draw:style-name="gr21" draw:text-style-name="P10" draw:layer="layout" svg:width="1.903cm" svg:height="1.048cm" svg:x="1.862cm" svg:y="7.994cm">
              <draw:text-box>
                <text:p>data</text:p>
              </draw:text-box>
            </draw:frame>
            <draw:custom-shape draw:style-name="gr22" draw:text-style-name="P11" draw:layer="layout" svg:width="1.782cm" svg:height="0.339cm" svg:x="2.006cm" svg:y="8.8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0" draw:layer="layout" svg:width="3.993cm" svg:height="1.047cm" svg:x="1.823cm" svg:y="10.751cm">
              <draw:text-box>
                <text:p>variable</text:p>
              </draw:text-box>
            </draw:frame>
            <draw:custom-shape draw:style-name="gr22" draw:text-style-name="P11" draw:layer="layout" svg:width="1.782cm" svg:height="0.339cm" svg:x="2.006cm" svg:y="8.8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0" draw:layer="layout" svg:width="3.993cm" svg:height="1.047cm" svg:x="1.824cm" svg:y="9.233cm">
              <draw:text-box>
                <text:p>ReactState</text:p>
              </draw:text-box>
            </draw:frame>
            <draw:custom-shape draw:style-name="gr24" draw:text-style-name="P11" draw:layer="layout" svg:width="1.783cm" svg:height="0.34cm" svg:x="2.025cm" svg:y="10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5" draw:layer="layout" svg:x1="4.946cm" svg:y1="5.061cm" svg:x2="4.946cm" svg:y2="5.967cm">
          <text:p/>
        </draw:line>
        <draw:custom-shape draw:style-name="gr4" draw:text-style-name="P4" draw:layer="layout" svg:width="5.652cm" svg:height="1.534cm" svg:x="15.258cm" svg:y="2.71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25" draw:text-style-name="P4" xml:id="id1" draw:id="id1" draw:layer="layout" svg:width="5.945cm" svg:height="1.534cm" svg:x="1.831cm" svg:y="5.939cm">
          <text:p text:style-name="P4">productionSt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3.392cm" svg:y="9.473cm">
          <text:p text:style-name="P4">rollInDat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9.579cm" svg:y="9.435cm">
          <text:p text:style-name="P4">rollOutData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.472cm" svg:height="3.603cm" svg:x="13.467cm" svg:y="4.49cm">
          <text:p text:style-name="P4">buildReelData()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5.806cm" svg:height="2.568cm" svg:x="0.905cm" svg:y="11.859cm">
          <draw:text-box>
            <text:p text:style-name="P13"><text:span text:style-name="T2">buildDisplayData():</text:span></text:p>
            <text:p text:style-name="P13"><text:span text:style-name="T2">對於 </text:span><text:span text:style-name="T2">parsedHMIConfig </text:span><text:span text:style-name="T2">樹狀遍歷，對每個 </text:span><text:span text:style-name="T2">tree node </text:span><text:span text:style-name="T2">根據 </text:span><text:span text:style-name="T3">deviceID </text:span><text:span text:style-name="T3">找出其 </text:span><text:span text:style-name="T3">production data</text:span><text:span text:style-name="T3">，依照資料產生一個對應的 </text:span><text:span text:style-name="T3">ReelData</text:span><text:span text:style-name="T3">，最後存入 </text:span><text:span text:style-name="T3">rollInData, rollOutData </text:span></text:p>
          </draw:text-box>
        </draw:frame>
        <draw:custom-shape draw:style-name="gr28" draw:text-style-name="P4" xml:id="id2" draw:id="id2" draw:layer="layout" svg:width="10.123cm" svg:height="1.643cm" svg:x="14.114cm" svg:y="5.657cm">
          <text:p text:style-name="P4">getProductionDataByDeviceID()</text:p>
          <draw:enhanced-geometry svg:viewBox="0 0 21600 21600" draw:type="rectangle" draw:enhanced-path="M 0 0 L 21600 0 21600 21600 0 21600 0 0 Z N"/>
        </draw:custom-shape>
        <draw:connector draw:style-name="gr29" draw:text-style-name="P15" draw:layer="layout" svg:x1="7.776cm" svg:y1="6.706cm" svg:x2="14.114cm" svg:y2="6.478cm" draw:start-shape="id1" draw:start-glue-point="1" draw:end-shape="id2" draw:end-glue-point="3" svg:d="M7776 6706h3168v-228h3170" svg:viewBox="0 0 6339 229">
          <text:p/>
        </draw:connector>
        <draw:line draw:style-name="gr7" draw:text-style-name="P5" draw:layer="layout" svg:x1="16.177cm" svg:y1="8.567cm" svg:x2="16.177cm" svg:y2="9.473cm">
          <text:p/>
        </draw:line>
        <draw:line draw:style-name="gr7" draw:text-style-name="P5" draw:layer="layout" svg:x1="22.31cm" svg:y1="8.534cm" svg:x2="22.31cm" svg:y2="9.4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2H23M43S</meta:editing-duration>
    <meta:editing-cycles>10</meta:editing-cycles>
    <meta:generator>LibreOffice/7.4.7.2$Linux_X86_64 LibreOffice_project/40$Build-2</meta:generator>
    <dc:title>Pencil</dc:title>
    <dc:date>2023-12-04T09:01:17.594863496</dc:date>
    <meta:document-statistic meta:object-count="95"/>
  </office:meta>
</office:document-meta>
</file>